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1" svg:font-family="'Open Sans', 'Helvetica Neue', Helvetica, sans-serif"/>
    <style:font-face style:name="Open Sans" svg:font-family="'Open Sans', sans-serif"/>
    <style:font-face style:name="arial" svg:font-family="arial, sans-serif"/>
    <style:font-face style:name="FreeSans2" svg:font-family="FreeSans" style:font-family-generic="swiss"/>
    <style:font-face style:name="Ubuntu" svg:font-family="Ubuntu"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Budget" style:family="table">
      <style:table-properties style:width="5.5in" table:align="left"/>
    </style:style>
    <style:style style:name="Budget.A" style:family="table-column">
      <style:table-column-properties style:column-width="1.625in"/>
    </style:style>
    <style:style style:name="Budget.B" style:family="table-column">
      <style:table-column-properties style:column-width="1.125in"/>
    </style:style>
    <style:style style:name="Budget.A1" style:family="table-cell">
      <style:table-cell-properties style:vertical-align="middle" fo:padding="0.0382in" fo:border-left="0.05pt solid #000000" fo:border-right="none" fo:border-top="0.05pt solid #000000" fo:border-bottom="0.05pt solid #000000"/>
    </style:style>
    <style:style style:name="Budget.D1" style:family="table-cell">
      <style:table-cell-properties style:vertical-align="middle" fo:padding="0.0382in" fo:border="0.05pt solid #000000"/>
    </style:style>
    <style:style style:name="Budget.A2" style:family="table-cell">
      <style:table-cell-properties style:vertical-align="middle" fo:padding="0.0382in" fo:border-left="0.05pt solid #000000" fo:border-right="none" fo:border-top="none" fo:border-bottom="0.05pt solid #000000"/>
    </style:style>
    <style:style style:name="Budget.B2" style:family="table-cell">
      <style:table-cell-properties style:vertical-align="middle" fo:background-color="#00cccc" fo:padding="0.0382in" fo:border-left="0.05pt solid #000000" fo:border-right="none" fo:border-top="none" fo:border-bottom="0.05pt solid #000000">
        <style:background-image/>
      </style:table-cell-properties>
    </style:style>
    <style:style style:name="Budget.D2" style:family="table-cell">
      <style:table-cell-properties style:vertical-align="middle" fo:padding="0.0382in" fo:border-left="0.05pt solid #000000" fo:border-right="0.05pt solid #000000" fo:border-top="none" fo:border-bottom="0.05pt solid #000000"/>
    </style:style>
    <style:style style:name="Budget.D3" style:family="table-cell">
      <style:table-cell-properties style:vertical-align="middle" fo:padding="0.0382in" fo:border-left="0.05pt solid #000000" fo:border-right="0.05pt solid #000000" fo:border-top="none" fo:border-bottom="0.05pt solid #000000"/>
    </style:style>
    <style:style style:name="Budget.4" style:family="table-row">
      <style:table-row-properties style:min-row-height="0.4021in"/>
    </style:style>
    <style:style style:name="Budget.D4" style:family="table-cell">
      <style:table-cell-properties style:vertical-align="middle" fo:padding="0.0382in" fo:border-left="0.05pt solid #000000" fo:border-right="0.05pt solid #000000" fo:border-top="none" fo:border-bottom="0.05pt solid #000000"/>
    </style:style>
    <style:style style:name="Budget.D5" style:family="table-cell">
      <style:table-cell-properties style:vertical-align="middle" fo:padding="0.0382in" fo:border-left="0.05pt solid #000000" fo:border-right="0.05pt solid #000000" fo:border-top="none" fo:border-bottom="0.05pt solid #000000"/>
    </style:style>
    <style:style style:name="Budget.D6" style:family="table-cell">
      <style:table-cell-properties style:vertical-align="middle" fo:padding="0.0382in" fo:border-left="0.05pt solid #000000" fo:border-right="0.05pt solid #000000" fo:border-top="none" fo:border-bottom="0.05pt solid #000000"/>
    </style:style>
    <style:style style:name="Budget.D7" style:family="table-cell">
      <style:table-cell-properties style:vertical-align="middle" fo:padding="0.0382in" fo:border-left="0.05pt solid #000000" fo:border-right="0.05pt solid #000000" fo:border-top="none" fo:border-bottom="0.05pt solid #000000"/>
    </style:style>
    <style:style style:name="Budget.B8" style:family="table-cell">
      <style:table-cell-properties style:vertical-align="middle" fo:background-color="#00cc00" fo:padding="0.0382in" fo:border-left="0.05pt solid #000000" fo:border-right="none" fo:border-top="none" fo:border-bottom="0.05pt solid #000000">
        <style:background-image/>
      </style:table-cell-properties>
    </style:style>
    <style:style style:name="Budget.C8"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Budget.D8" style:family="table-cell">
      <style:table-cell-properties style:vertical-align="middle" fo:padding="0.0382in" fo:border-left="0.05pt solid #000000" fo:border-right="0.05pt solid #000000" fo:border-top="none" fo:border-bottom="0.05pt solid #000000"/>
    </style:style>
    <style:style style:name="Budget.D9"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style:font-name="Ubuntu" fo:font-size="12pt" officeooo:rsid="001952e3" officeooo:paragraph-rsid="001d616e" style:font-size-asian="12pt" style:font-size-complex="12pt"/>
    </style:style>
    <style:style style:name="P3"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style:font-name="Ubuntu" fo:font-size="12pt" officeooo:rsid="001a8ae8" officeooo:paragraph-rsid="001d390a" style:font-size-asian="12pt" style:font-size-complex="12pt"/>
    </style:style>
    <style:style style:name="P4"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style:font-name="Ubuntu" fo:font-size="12pt" officeooo:paragraph-rsid="001d616e"/>
    </style:style>
    <style:style style:name="P5"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2pt" fo:letter-spacing="normal" fo:font-style="normal" fo:font-weight="normal" officeooo:rsid="001952e3" officeooo:paragraph-rsid="001ccfc4" style:font-size-asian="12pt" style:font-size-complex="12pt"/>
    </style:style>
    <style:style style:name="P7"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2pt" fo:letter-spacing="normal" fo:font-style="normal" fo:font-weight="normal" officeooo:rsid="001a8ae8" officeooo:paragraph-rsid="001952e3" style:font-size-asian="12pt" style:font-size-complex="12pt"/>
    </style:style>
    <style:style style:name="P8" style:family="paragraph" style:parent-style-name="Text_20_body">
      <style:text-properties fo:color="#000000" style:font-name="Ubuntu" fo:font-size="12pt" style:text-underline-style="solid" style:text-underline-width="auto" style:text-underline-color="font-color" officeooo:rsid="001ff393" officeooo:paragraph-rsid="001ff393" style:font-size-asian="12pt" style:font-size-complex="12pt"/>
    </style:style>
    <style:style style:name="P9" style:family="paragraph" style:parent-style-name="Standard">
      <style:text-properties style:font-name="Ubuntu" fo:font-size="12pt" style:font-size-asian="12pt" style:font-size-complex="12pt"/>
    </style:style>
    <style:style style:name="P10" style:family="paragraph" style:parent-style-name="Standard">
      <style:text-properties style:font-name="Ubuntu" fo:font-size="12pt" officeooo:paragraph-rsid="0025d899" style:font-size-asian="12pt" style:font-size-complex="12pt"/>
    </style:style>
    <style:style style:name="P11" style:family="paragraph" style:parent-style-name="Standard">
      <style:paragraph-properties fo:text-align="center" style:justify-single-word="false"/>
      <style:text-properties style:font-name="Ubuntu" fo:font-size="12pt" style:font-size-asian="12pt" style:font-size-complex="12pt"/>
    </style:style>
    <style:style style:name="P12" style:family="paragraph" style:parent-style-name="Standard">
      <style:text-properties style:font-name="Ubuntu" fo:font-size="12pt" officeooo:rsid="002a87d0" officeooo:paragraph-rsid="002a87d0" style:font-size-asian="12pt" style:font-size-complex="12pt"/>
    </style:style>
    <style:style style:name="P13" style:family="paragraph" style:parent-style-name="Text_20_body">
      <style:text-properties fo:color="#000000" style:font-name="Ubuntu" fo:font-size="12pt" style:text-underline-style="solid" style:text-underline-width="auto" style:text-underline-color="font-color" fo:font-weight="bold" officeooo:rsid="001ff393" officeooo:paragraph-rsid="001ff393" style:font-size-asian="12pt" style:font-weight-asian="bold" style:font-size-complex="12pt" style:font-weight-complex="bold"/>
    </style:style>
    <style:style style:name="P14" style:family="paragraph" style:parent-style-name="Text_20_body">
      <style:text-properties fo:color="#000000" style:font-name="Ubuntu" fo:font-size="12pt" style:text-underline-style="solid" style:text-underline-width="auto" style:text-underline-color="font-color" officeooo:rsid="00225dcc" officeooo:paragraph-rsid="00225dcc" style:font-size-asian="10.5pt" style:font-size-complex="12pt"/>
    </style:style>
    <style:style style:name="P15" style:family="paragraph" style:parent-style-name="Text_20_body">
      <style:text-properties fo:color="#000000" style:font-name="Ubuntu" fo:font-size="12pt" style:text-underline-style="none" officeooo:rsid="00280460" officeooo:paragraph-rsid="00280460" style:font-size-asian="12pt" style:font-size-complex="12pt"/>
    </style:style>
    <style:style style:name="P16" style:family="paragraph" style:parent-style-name="Text_20_body">
      <style:text-properties fo:color="#000000" style:font-name="Ubuntu" fo:font-size="12pt" style:text-underline-style="none" officeooo:rsid="00280460" officeooo:paragraph-rsid="002a87d0" style:font-size-asian="12pt" style:font-size-complex="12pt"/>
    </style:style>
    <style:style style:name="P17" style:family="paragraph" style:parent-style-name="Text_20_body">
      <style:text-properties fo:color="#000000" style:font-name="Ubuntu" fo:font-size="12pt" style:text-underline-style="none" fo:font-weight="normal" officeooo:rsid="0023c365" officeooo:paragraph-rsid="0023c365" style:font-size-asian="10.5pt" style:font-weight-asian="normal" style:font-size-complex="12pt" style:font-weight-complex="normal"/>
    </style:style>
    <style:style style:name="P18" style:family="paragraph" style:parent-style-name="Text_20_body">
      <style:text-properties fo:color="#000000" style:font-name="Ubuntu" fo:font-size="12pt" style:text-underline-style="none" fo:font-weight="normal" officeooo:rsid="00280460" officeooo:paragraph-rsid="00280460" style:font-size-asian="10.5pt" style:font-weight-asian="normal" style:font-size-complex="12pt" style:font-weight-complex="normal"/>
    </style:style>
    <style:style style:name="P19" style:family="paragraph" style:parent-style-name="Text_20_body">
      <style:text-properties fo:color="#000000" style:font-name="Ubuntu" fo:font-size="14pt" style:text-underline-style="solid" style:text-underline-width="auto" style:text-underline-color="font-color" fo:font-weight="bold" officeooo:rsid="001ff393" officeooo:paragraph-rsid="001ff393" style:font-size-asian="14pt" style:font-weight-asian="bold" style:font-size-complex="14pt" style:font-weight-complex="bold"/>
    </style:style>
    <style:style style:name="P20" style:family="paragraph" style:parent-style-name="Text_20_body">
      <style:text-properties fo:color="#000000" style:font-name="Ubuntu" fo:font-size="14pt" style:text-underline-style="solid" style:text-underline-width="auto" style:text-underline-color="font-color" officeooo:rsid="001ff393" officeooo:paragraph-rsid="001ff393" style:font-size-asian="14pt" style:font-size-complex="14pt"/>
    </style:style>
    <style:style style:name="P21" style:family="paragraph" style:parent-style-name="Text_20_body">
      <style:text-properties fo:color="#000000" officeooo:paragraph-rsid="0021d7ea"/>
    </style:style>
    <style:style style:name="P22" style:family="paragraph" style:parent-style-name="Text_20_body">
      <style:text-properties fo:color="#000000" officeooo:rsid="0021d7ea" officeooo:paragraph-rsid="0021d7ea"/>
    </style:style>
    <style:style style:name="P23" style:family="paragraph" style:parent-style-name="Text_20_body">
      <style:text-properties officeooo:paragraph-rsid="00225dcc"/>
    </style:style>
    <style:style style:name="P24" style:family="paragraph" style:parent-style-name="Text_20_body" style:list-style-name="L1">
      <style:paragraph-properties fo:margin-top="0in" fo:margin-bottom="0in" loext:contextual-spacing="false" style:line-height-at-least="0.25in" fo:text-align="start" style:justify-single-word="false" fo:orphans="2" fo:widows="2" fo:padding="0in" fo:border="none"/>
      <style:text-properties fo:color="#000066" officeooo:paragraph-rsid="001ccfc4"/>
    </style:style>
    <style:style style:name="P25" style:family="paragraph" style:parent-style-name="Text_20_body" style:list-style-name="L2">
      <style:paragraph-properties fo:margin-top="0in" fo:margin-bottom="0in" loext:contextual-spacing="false" style:line-height-at-least="0.25in" fo:text-align="start" style:justify-single-word="false" fo:orphans="2" fo:widows="2" fo:padding="0in" fo:border="none"/>
      <style:text-properties fo:color="#000033" officeooo:paragraph-rsid="001ccfc4"/>
    </style:style>
    <style:style style:name="P26" style:family="paragraph" style:parent-style-name="Text_20_body" style:list-style-name="L3">
      <style:paragraph-properties fo:margin-top="0in" fo:margin-bottom="0in" loext:contextual-spacing="false" style:line-height-at-least="0.25in" fo:text-align="start" style:justify-single-word="false" fo:orphans="2" fo:widows="2" fo:padding="0in" fo:border="none"/>
      <style:text-properties fo:color="#000033" officeooo:paragraph-rsid="0026eced"/>
    </style:style>
    <style:style style:name="P27" style:family="paragraph" style:parent-style-name="Text_20_body" style:list-style-name="L2">
      <style:paragraph-properties fo:margin-top="0in" fo:margin-bottom="0in" loext:contextual-spacing="false" style:line-height-at-least="0.25in" fo:text-align="start" style:justify-single-word="false" fo:orphans="2" fo:widows="2" fo:padding="0in" fo:border="none"/>
      <style:text-properties fo:color="#000033" style:font-name="Ubuntu" fo:font-size="12pt" officeooo:rsid="001a8ae8" officeooo:paragraph-rsid="001ccfc4" style:font-size-asian="12pt" style:font-size-complex="12pt"/>
    </style:style>
    <style:style style:name="P28" style:family="paragraph" style:parent-style-name="Text_20_body" style:list-style-name="L3">
      <style:paragraph-properties fo:margin-top="0in" fo:margin-bottom="0in" loext:contextual-spacing="false" style:line-height-at-least="0.25in" fo:text-align="start" style:justify-single-word="false" fo:orphans="2" fo:widows="2" fo:padding="0in" fo:border="none"/>
      <style:text-properties fo:color="#000033" style:font-name="Ubuntu" fo:font-size="12pt" style:text-underline-style="solid" style:text-underline-width="auto" style:text-underline-color="font-color" officeooo:rsid="001a8ae8" officeooo:paragraph-rsid="0026eced" style:font-size-asian="12pt" style:font-size-complex="12pt"/>
    </style:style>
    <style:style style:name="P29" style:family="paragraph" style:parent-style-name="Text_20_body" style:list-style-name="L3">
      <style:paragraph-properties fo:margin-top="0in" fo:margin-bottom="0in" loext:contextual-spacing="false" style:line-height-at-least="0.25in" fo:text-align="start" style:justify-single-word="false" fo:orphans="2" fo:widows="2" fo:padding="0in" fo:border="none"/>
      <style:text-properties fo:color="#000033" style:font-name="Ubuntu" fo:font-size="12pt" style:text-underline-style="none" officeooo:rsid="001a8ae8" officeooo:paragraph-rsid="0026eced" style:font-size-asian="12pt" style:font-size-complex="12pt"/>
    </style:style>
    <style:style style:name="P30"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2pt" fo:letter-spacing="normal" fo:font-style="normal" fo:font-weight="normal" officeooo:rsid="001952e3" officeooo:paragraph-rsid="001952e3" style:font-size-asian="12pt" style:font-size-complex="12pt"/>
    </style:style>
    <style:style style:name="P31"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2pt" fo:letter-spacing="normal" fo:font-style="normal" fo:font-weight="normal" style:font-size-asian="12pt" style:font-size-complex="12pt"/>
    </style:style>
    <style:style style:name="P32"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font-variant="normal" fo:text-transform="none" fo:color="#000000" style:font-name="Ubuntu" fo:font-size="14pt" fo:letter-spacing="normal" fo:font-style="normal" style:text-underline-style="solid" style:text-underline-width="auto" style:text-underline-color="font-color" fo:font-weight="bold" officeooo:rsid="00225dcc" officeooo:paragraph-rsid="00225dcc" style:font-size-asian="14pt" style:font-weight-asian="bold" style:font-size-complex="14pt" style:font-weight-complex="bold"/>
    </style:style>
    <style:style style:name="P33"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style:font-name="Ubuntu" fo:font-size="12pt" officeooo:rsid="001952e3" officeooo:paragraph-rsid="001d616e" style:font-size-asian="12pt" style:font-size-complex="12pt"/>
    </style:style>
    <style:style style:name="P34"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style:font-name="Ubuntu" fo:font-size="14pt" style:text-underline-style="solid" style:text-underline-width="auto" style:text-underline-color="font-color" fo:font-weight="bold" officeooo:rsid="00225dcc" officeooo:paragraph-rsid="00225dcc" style:font-size-asian="14pt" style:font-weight-asian="bold" style:font-size-complex="14pt" style:font-weight-complex="bold"/>
    </style:style>
    <style:style style:name="P35"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fo:color="#000000" fo:font-size="12pt" officeooo:rsid="001a8ae8" officeooo:paragraph-rsid="001c837c" style:font-size-asian="12pt" style:font-size-complex="12pt"/>
    </style:style>
    <style:style style:name="P36" style:family="paragraph" style:parent-style-name="Heading_20_1">
      <style:paragraph-properties fo:text-align="center" style:justify-single-word="false"/>
      <style:text-properties fo:font-variant="normal" fo:text-transform="none" fo:letter-spacing="normal" fo:font-style="normal" style:text-underline-style="solid" style:text-underline-width="auto" style:text-underline-color="font-color" fo:font-weight="bold" officeooo:rsid="001c837c" style:font-weight-asian="bold" style:font-weight-complex="bold"/>
    </style:style>
    <style:style style:name="P37" style:family="paragraph" style:parent-style-name="Table_20_Contents">
      <style:text-properties style:font-name="Ubuntu" fo:font-size="12pt" style:font-size-asian="12pt" style:font-size-complex="12pt"/>
    </style:style>
    <style:style style:name="P38" style:family="paragraph" style:parent-style-name="Table_20_Contents">
      <loext:graphic-properties draw:fill="solid" draw:fill-color="#00cccc" draw:opacity="100%"/>
      <style:paragraph-properties fo:background-color="#00cccc"/>
      <style:text-properties style:font-name="Ubuntu" fo:font-size="12pt" officeooo:rsid="0026eced" officeooo:paragraph-rsid="0026eced" style:font-size-asian="12pt" style:font-size-complex="12pt"/>
    </style:style>
    <style:style style:name="P39" style:family="paragraph" style:parent-style-name="Table_20_Contents">
      <loext:graphic-properties draw:fill="none" draw:fill-color="#ffffff" draw:opacity="100%"/>
      <style:paragraph-properties fo:background-color="transparent"/>
      <style:text-properties style:font-name="Ubuntu" fo:font-size="12pt" officeooo:rsid="0026eced" officeooo:paragraph-rsid="0026eced" style:font-size-asian="12pt" style:font-size-complex="12pt"/>
    </style:style>
    <style:style style:name="P40" style:family="paragraph" style:parent-style-name="Table_20_Contents">
      <style:paragraph-properties fo:text-align="center" style:justify-single-word="false"/>
      <style:text-properties style:font-name="Ubuntu" fo:font-size="12pt" officeooo:rsid="0026eced" officeooo:paragraph-rsid="0026eced" style:font-size-asian="12pt" style:font-size-complex="12pt"/>
    </style:style>
    <style:style style:name="P41" style:family="paragraph" style:parent-style-name="Table_20_Contents">
      <loext:graphic-properties draw:fill="none" draw:fill-color="#ffffff"/>
      <style:paragraph-properties fo:text-align="center" style:justify-single-word="false" fo:background-color="transparent"/>
      <style:text-properties style:font-name="Ubuntu" fo:font-size="12pt" officeooo:rsid="0026eced" officeooo:paragraph-rsid="0026eced" style:font-size-asian="12pt" style:font-size-complex="12pt"/>
    </style:style>
    <style:style style:name="P42" style:family="paragraph" style:parent-style-name="Table_20_Contents">
      <style:paragraph-properties fo:text-align="center" style:justify-single-word="false"/>
      <style:text-properties style:font-name="Ubuntu" fo:font-size="12pt" officeooo:rsid="002a87d0" officeooo:paragraph-rsid="002a87d0" style:font-size-asian="12pt" style:font-size-complex="12pt"/>
    </style:style>
    <style:style style:name="P43" style:family="paragraph" style:parent-style-name="Table_20_Contents">
      <loext:graphic-properties draw:fill="none" draw:fill-color="#ffffff"/>
      <style:paragraph-properties fo:text-align="center" style:justify-single-word="false" fo:background-color="transparent"/>
      <style:text-properties style:font-name="Ubuntu" fo:font-size="12pt" officeooo:rsid="002a87d0" officeooo:paragraph-rsid="002a87d0" style:font-size-asian="12pt" style:font-size-complex="12pt"/>
    </style:style>
    <style:style style:name="T1" style:family="text">
      <style:text-properties fo:font-variant="normal" fo:text-transform="none" style:text-line-through-style="none" style:text-line-through-type="none" style:font-name="Ubuntu" fo:letter-spacing="normal" fo:font-style="normal" style:text-underline-style="none" fo:font-weight="normal" style:text-blinking="false"/>
    </style:style>
    <style:style style:name="T2" style:family="text">
      <style:text-properties fo:font-variant="normal" fo:text-transform="none" fo:color="#000000" style:text-line-through-style="none" style:text-line-through-type="none" style:font-name="Ubuntu" fo:font-size="12pt" fo:letter-spacing="normal" fo:font-style="normal" style:text-underline-style="none" fo:font-weight="normal" style:text-blinking="false" style:font-size-asian="12pt" style:font-size-complex="12pt" loext:padding="0in" loext:border="none"/>
    </style:style>
    <style:style style:name="T3" style:family="text">
      <style:text-properties fo:font-variant="normal" fo:text-transform="none" fo:color="#000000" style:text-line-through-style="none" style:text-line-through-type="none" style:font-name="Ubuntu" fo:font-size="12pt" fo:letter-spacing="normal" fo:font-style="normal" style:text-underline-style="none" fo:font-weight="normal" officeooo:rsid="001c837c" style:text-blinking="false" style:font-size-asian="12pt" style:font-size-complex="12pt" loext:padding="0in" loext:border="none"/>
    </style:style>
    <style:style style:name="T4" style:family="text">
      <style:text-properties fo:font-variant="normal" fo:text-transform="none" fo:color="#000000" style:font-name="Ubuntu" fo:font-size="12pt" fo:letter-spacing="normal" fo:font-style="normal" fo:font-weight="normal" style:font-size-asian="12pt" style:font-size-complex="12pt"/>
    </style:style>
    <style:style style:name="T5" style:family="text">
      <style:text-properties fo:font-variant="normal" fo:text-transform="none" fo:color="#000000" style:font-name="Ubuntu" fo:font-size="12pt" fo:letter-spacing="normal" fo:font-style="normal" fo:font-weight="normal" style:font-size-asian="12pt" style:font-size-complex="12pt" loext:padding="0in" loext:border="none"/>
    </style:style>
    <style:style style:name="T6" style:family="text">
      <style:text-properties fo:font-variant="normal" fo:text-transform="none" fo:color="#000000" style:font-name="Ubuntu" fo:font-size="12pt" fo:letter-spacing="normal" fo:font-style="normal" fo:font-weight="normal" officeooo:rsid="001c837c" style:font-size-asian="12pt" style:font-size-complex="12pt"/>
    </style:style>
    <style:style style:name="T7" style:family="text">
      <style:text-properties fo:font-variant="normal" fo:text-transform="none" fo:color="#000000" style:font-name="Ubuntu"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101010" style:font-name="Ubuntu" fo:font-size="12pt" fo:letter-spacing="normal" fo:font-style="normal" fo:font-weight="normal" style:font-size-asian="12pt" style:font-size-complex="12pt"/>
    </style:style>
    <style:style style:name="T9" style:family="text">
      <style:text-properties fo:font-variant="normal" fo:text-transform="none" fo:color="#101010" style:font-name="Ubuntu" fo:font-size="12pt" fo:letter-spacing="normal" fo:font-style="normal" style:text-underline-style="none" fo:font-weight="normal" officeooo:rsid="001c837c" style:font-size-asian="12pt" style:font-size-complex="12pt"/>
    </style:style>
    <style:style style:name="T10" style:family="text">
      <style:text-properties fo:font-variant="normal" fo:text-transform="none" fo:color="#101010" style:font-name="Ubuntu"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baff" style:text-line-through-style="none" style:text-line-through-type="none" style:font-name="Ubuntu" fo:font-size="12pt" fo:letter-spacing="normal" fo:font-style="normal" style:text-underline-style="none" fo:font-weight="normal" style:text-blinking="false" style:font-size-asian="12pt" style:font-size-complex="12pt" loext:padding="0in" loext:border="none"/>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1a8ae8"/>
    </style:style>
    <style:style style:name="T15" style:family="text">
      <style:text-properties fo:font-variant="normal" fo:text-transform="none" fo:letter-spacing="normal" fo:font-style="normal" fo:font-weight="normal" officeooo:rsid="001ccfc4"/>
    </style:style>
    <style:style style:name="T16" style:family="text">
      <style:text-properties fo:font-variant="normal" fo:text-transform="none" fo:letter-spacing="normal" fo:font-style="normal" fo:font-weight="normal" officeooo:rsid="001bd5a5"/>
    </style:style>
    <style:style style:name="T17" style:family="text">
      <style:text-properties fo:font-variant="normal" fo:text-transform="none" fo:letter-spacing="normal" fo:font-style="normal" fo:font-weight="normal" officeooo:rsid="001d616e"/>
    </style:style>
    <style:style style:name="T18" style:family="text">
      <style:text-properties fo:font-variant="normal" fo:text-transform="none" fo:letter-spacing="normal" fo:font-style="normal" fo:font-weight="normal" officeooo:rsid="001952e3" style:font-size-asian="12pt" style:font-size-complex="12pt"/>
    </style:style>
    <style:style style:name="T19" style:family="text">
      <style:text-properties fo:font-variant="normal" fo:text-transform="none" fo:letter-spacing="normal" fo:font-style="normal" fo:font-weight="normal" officeooo:rsid="001d390a" style:font-size-asian="12pt" style:font-size-complex="12pt"/>
    </style:style>
    <style:style style:name="T20" style:family="text">
      <style:text-properties fo:font-variant="normal" fo:text-transform="none" fo:letter-spacing="normal" fo:font-style="normal" fo:font-weight="normal" officeooo:rsid="001ccfc4" style:font-size-asian="12pt" style:font-size-complex="12pt"/>
    </style:style>
    <style:style style:name="T21" style:family="text">
      <style:text-properties fo:font-variant="normal" fo:text-transform="none" fo:letter-spacing="normal" fo:font-style="normal" fo:font-weight="normal" officeooo:rsid="001a8ae8" style:font-size-asian="12pt" style:font-size-complex="12pt"/>
    </style:style>
    <style:style style:name="T22" style:family="text">
      <style:text-properties fo:font-variant="normal" fo:text-transform="none" fo:letter-spacing="normal" fo:font-style="normal" fo:font-weight="normal" officeooo:rsid="001d616e" style:font-size-asian="12pt" style:font-size-complex="12pt"/>
    </style:style>
    <style:style style:name="T23" style:family="text">
      <style:text-properties fo:font-variant="normal" fo:text-transform="none" fo:letter-spacing="normal" fo:font-style="normal" fo:font-weight="normal" officeooo:rsid="00280460"/>
    </style:style>
    <style:style style:name="T24" style:family="text">
      <style:text-properties fo:font-variant="normal" fo:text-transform="none" fo:letter-spacing="normal" fo:font-style="normal" fo:font-weight="bold" officeooo:rsid="001d390a" style:font-size-asian="12pt" style:font-weight-asian="bold" style:font-size-complex="12pt" style:font-weight-complex="bold"/>
    </style:style>
    <style:style style:name="T25" style:family="text">
      <style:text-properties fo:font-variant="normal" fo:text-transform="none" fo:letter-spacing="normal" fo:font-style="normal" fo:font-weight="bold" officeooo:rsid="001d616e" style:font-size-asian="12pt" style:font-weight-asian="bold" style:font-size-complex="12pt" style:font-weight-complex="bold"/>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1d616e" style:font-weight-asian="bold" style:font-weight-complex="bold"/>
    </style:style>
    <style:style style:name="T28" style:family="text">
      <style:text-properties fo:font-variant="normal" fo:text-transform="none" style:font-name="Ubuntu" fo:letter-spacing="normal" fo:font-style="normal" fo:font-weight="normal"/>
    </style:style>
    <style:style style:name="T29" style:family="text">
      <style:text-properties fo:font-variant="normal" fo:text-transform="none" style:font-name="Ubuntu" fo:letter-spacing="normal" fo:font-style="normal" fo:font-weight="normal" officeooo:rsid="001bd5a5"/>
    </style:style>
    <style:style style:name="T30" style:family="text">
      <style:text-properties fo:font-variant="normal" fo:text-transform="none" style:font-name="Ubuntu" fo:letter-spacing="normal" fo:font-style="normal" fo:font-weight="normal" officeooo:rsid="001c837c"/>
    </style:style>
    <style:style style:name="T31" style:family="text">
      <style:text-properties fo:font-variant="normal" fo:text-transform="none" style:font-name="Ubuntu" fo:letter-spacing="normal" fo:font-style="normal" fo:font-weight="normal" officeooo:rsid="001ccfc4"/>
    </style:style>
    <style:style style:name="T32" style:family="text">
      <style:text-properties fo:font-variant="normal" fo:text-transform="none" style:font-name="Ubuntu" fo:font-size="12pt" fo:letter-spacing="normal" fo:font-style="normal" fo:font-weight="normal" officeooo:rsid="001952e3" style:font-size-asian="12pt" style:font-size-complex="12pt"/>
    </style:style>
    <style:style style:name="T33" style:family="text">
      <style:text-properties fo:font-variant="normal" fo:text-transform="none" style:font-name="Ubuntu" fo:font-size="12pt" fo:letter-spacing="normal" fo:font-style="normal" fo:font-weight="normal" officeooo:rsid="001ccfc4" style:font-size-asian="12pt" style:font-size-complex="12pt"/>
    </style:style>
    <style:style style:name="T34" style:family="text">
      <style:text-properties fo:font-variant="normal" fo:text-transform="none" style:font-name="Ubuntu" fo:font-size="12pt" fo:letter-spacing="normal" fo:font-style="normal" fo:font-weight="normal" officeooo:rsid="001a8ae8" style:font-size-asian="12pt" style:font-size-complex="12pt"/>
    </style:style>
    <style:style style:name="T35" style:family="text">
      <style:text-properties fo:font-variant="normal" fo:text-transform="none" style:font-name="Ubuntu" fo:font-size="12pt" fo:letter-spacing="normal" fo:font-style="normal" fo:font-weight="normal" officeooo:rsid="00280460" style:font-size-asian="12pt" style:font-size-complex="12pt"/>
    </style:style>
    <style:style style:name="T36" style:family="text">
      <style:text-properties fo:font-variant="normal" fo:text-transform="none" style:font-name="Ubuntu" fo:font-size="12pt" fo:letter-spacing="normal" fo:font-style="normal" fo:font-weight="bold" officeooo:rsid="001ccfc4" style:font-size-asian="12pt" style:font-weight-asian="bold" style:font-size-complex="12pt" style:font-weight-complex="bold"/>
    </style:style>
    <style:style style:name="T37" style:family="text">
      <style:text-properties fo:font-variant="normal" fo:text-transform="none" style:font-name="Ubuntu" fo:font-size="12pt" fo:letter-spacing="normal" fo:font-style="normal" fo:font-weight="bold" officeooo:rsid="001a8ae8" style:font-size-asian="12pt" style:font-weight-asian="bold" style:font-size-complex="12pt" style:font-weight-complex="bold"/>
    </style:style>
    <style:style style:name="T38" style:family="text">
      <style:text-properties fo:font-variant="normal" fo:text-transform="none" style:font-name="Ubuntu" fo:font-size="12pt" fo:letter-spacing="normal" fo:font-style="normal" fo:font-weight="bold" officeooo:rsid="001952e3" style:font-size-asian="12pt" style:font-weight-asian="bold" style:font-size-complex="12pt" style:font-weight-complex="bold"/>
    </style:style>
    <style:style style:name="T39" style:family="text">
      <style:text-properties fo:font-variant="normal" fo:text-transform="none" style:font-name="Ubuntu" fo:font-size="12pt" fo:letter-spacing="normal" fo:font-style="normal" fo:font-weight="bold" officeooo:rsid="001f2c00" style:font-size-asian="12pt" style:font-weight-asian="bold" style:font-size-complex="12pt" style:font-weight-complex="bold"/>
    </style:style>
    <style:style style:name="T40" style:family="text">
      <style:text-properties fo:font-variant="normal" fo:text-transform="none" fo:color="#505050" style:font-name="Open Sans" fo:font-size="14pt" fo:letter-spacing="normal" fo:font-style="normal" fo:font-weight="normal" officeooo:rsid="001d616e"/>
    </style:style>
    <style:style style:name="T41" style:family="text">
      <style:text-properties fo:font-variant="normal" fo:text-transform="none" fo:color="#660099" style:font-name="arial" fo:font-size="13.5pt" fo:letter-spacing="normal" fo:font-style="normal" style:text-underline-style="solid" style:text-underline-width="auto" style:text-underline-color="font-color" fo:font-weight="normal" officeooo:rsid="0023c365" style:font-size-asian="10.5pt" style:font-weight-asian="normal" style:font-size-complex="12pt" style:font-weight-complex="normal"/>
    </style:style>
    <style:style style:name="T42" style:family="text">
      <style:text-properties style:font-name="Ubuntu" fo:font-size="12pt" style:text-underline-style="none" style:font-size-asian="12pt" style:font-size-complex="12pt"/>
    </style:style>
    <style:style style:name="T43" style:family="text">
      <style:text-properties style:font-name="Ubuntu" fo:font-size="12pt" style:text-underline-style="none" officeooo:rsid="0021d7ea" style:font-size-asian="12pt" style:font-size-complex="12pt"/>
    </style:style>
    <style:style style:name="T44" style:family="text">
      <style:text-properties style:font-name="Ubuntu" fo:font-size="12pt" style:text-underline-style="none" officeooo:rsid="0028920e" style:font-size-asian="12pt" style:font-size-complex="12pt"/>
    </style:style>
    <style:style style:name="T45" style:family="text">
      <style:text-properties fo:color="#000000" style:font-name="Ubuntu" fo:font-size="12pt" style:text-underline-style="none" fo:font-weight="normal" officeooo:rsid="00225dcc" style:font-size-asian="10.5pt" style:font-weight-asian="normal" style:font-size-complex="12pt" style:font-weight-complex="normal"/>
    </style:style>
    <style:style style:name="T46" style:family="text">
      <style:text-properties fo:color="#000000" style:font-name="Ubuntu" fo:font-size="12pt" style:text-underline-style="none" fo:font-weight="normal" officeooo:rsid="0023c365" style:font-size-asian="10.5pt" style:font-weight-asian="normal" style:font-size-complex="12pt" style:font-weight-complex="normal"/>
    </style:style>
    <style:style style:name="T47" style:family="text">
      <style:text-properties fo:color="#000000" style:font-name="Ubuntu" fo:font-size="12pt" style:text-underline-style="none" fo:font-weight="bold" officeooo:rsid="00225dcc" style:font-size-asian="10.5pt" style:font-weight-asian="bold" style:font-size-complex="12pt" style:font-weight-complex="bold"/>
    </style:style>
    <style:style style:name="T48" style:family="text">
      <style:text-properties fo:font-weight="bold" style:font-weight-asian="bold" style:font-weight-complex="bold"/>
    </style:style>
    <style:style style:name="T49" style:family="text">
      <style:text-properties style:text-underline-style="none" fo:font-weight="normal" style:font-weight-asian="normal" style:font-weight-complex="normal"/>
    </style:style>
    <style:style style:name="T50"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51" style:family="text">
      <style:text-properties style:text-outline="false" style:text-line-through-style="none" style:text-line-through-type="none" style:font-name="Liberation Sans1" fo:font-style="normal" fo:text-shadow="none" style:text-underline-style="none" fo:font-weight="normal" officeooo:rsid="0028920e" style:font-style-asian="normal" style:font-weight-asian="normal" style:text-emphasize="none"/>
    </style:style>
    <style:style style:name="T52" style:family="text">
      <style:text-properties style:text-outline="false" style:text-line-through-style="none" style:text-line-through-type="none" style:font-name="Liberation Sans1" fo:font-style="normal" fo:text-shadow="none" style:text-underline-style="none" fo:font-weight="bold" style:font-style-asian="normal" style:font-weight-asian="bold" style:text-emphasize="none"/>
    </style:style>
    <style:style style:name="T53" style:family="text">
      <style:text-properties style:text-outline="false" style:text-line-through-style="none" style:text-line-through-type="none" style:font-name="FreeSans" fo:font-style="normal" fo:text-shadow="none" style:text-underline-style="none" fo:font-weight="normal" style:font-style-asian="normal" style:font-weight-asian="normal" style:text-emphasize="none"/>
    </style:style>
    <style:style style:name="T54" style:family="text">
      <style:text-properties officeooo:rsid="0026eced"/>
    </style:style>
    <style:style style:name="T55" style:family="text">
      <style:text-properties officeooo:rsid="002892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EGRATED WEB/MOBILE WIFI HOT-SPOT FINDER APPLICATION</text:h>
      <text:p text:style-name="P5"/>
      <text:p text:style-name="P32">Inroduction</text:p>
      <text:p text:style-name="P1"><text:span text:style-name="T7">Wi-Fi</text:span><text:span text:style-name="T4"> is the name of a popular</text:span><text:span text:style-name="T2"> </text:span><text:span text:style-name="T3">wireless </text:span><text:span text:style-name="T4">networking technology that uses radio waves to provide wireless high-speed </text:span><text:span text:style-name="T6">Internet and network </text:span><text:span text:style-name="T4">connections. A common misconception is that the term Wi-Fi is short for "</text:span><text:span text:style-name="Emphasis"><text:span text:style-name="T5">wireless fidelity</text:span></text:span><text:span text:style-name="T4">," however this is not the case. Wi-Fi is simply a trademarked phrase that means </text:span><text:span text:style-name="T6">I</text:span><text:span text:style-name="Emphasis"><text:span text:style-name="T5">EEE 802.11x</text:span></text:span><text:span text:style-name="T4">.</text:span></text:p>
      <text:p text:style-name="P5"/>
      <text:p text:style-name="P1"><text:span text:style-name="T8">A </text:span><text:span text:style-name="T10">Wi-Fi hot-spo</text:span><text:span text:style-name="T8">t is a </text:span><text:span text:style-name="T9">wireless access point </text:span><text:span text:style-name="T11"><text:s/></text:span><text:span text:style-name="T8">that provides Internet access to network devices in public locations such as downtown centers, cafes, airports, and hotels. Businesses and schools are increasingly using Wi-Fi hot-spots for their internal (intranet) networks.</text:span></text:p>
      <text:p text:style-name="P2"><text:span text:style-name="T13">The most basic way to find open Wi-Fi hot-spots around you is to browse nearby networks from your phone or laptop. This will display a list of the </text:span><text:span text:style-name="T14">hot-spots</text:span><text:span text:style-name="T13"> within a tiny distance. </text:span></text:p>
      <text:p text:style-name="P2"><text:span text:style-name="T13"/></text:p>
      <text:p text:style-name="P34"><text:span text:style-name="T12">Definition of the problem</text:span></text:p>
      <text:p text:style-name="P2"><text:span text:style-name="T13">A </text:span><text:span text:style-name="T15">hot-spot</text:span><text:span text:style-name="T13"> will always contain an identity which is the name displayed to the user. This technology is not very helpful if you consider the following cases.</text:span></text:p>
      <text:list xml:id="list2035048637434641561" text:style-name="L1">
        <text:list-item>
          <text:p text:style-name="P24"><text:span text:style-name="T32">If you want to find hot-spots that are a </text:span><text:span text:style-name="T38">further distance</text:span><text:span text:style-name="T32"> away from you. Then the ordinary hot-spots finder wouldn’t be of use. </text:span></text:p>
        </text:list-item>
        <text:list-item>
          <text:p text:style-name="P24"><text:span text:style-name="T32">If you want to know the</text:span><text:span text:style-name="T38"> exact location</text:span><text:span text:style-name="T32"> of the hot-spots then this would be a drawback. </text:span></text:p>
        </text:list-item>
        <text:list-item>
          <text:p text:style-name="P24"><text:span text:style-name="T33">If you want to </text:span><text:span text:style-name="T32"><text:s/></text:span><text:span text:style-name="T38">find your way </text:span><text:span text:style-name="T32">to the so-called hot-spot. </text:span></text:p>
        </text:list-item>
        <text:list-item>
          <text:p text:style-name="P24"><text:span text:style-name="T33">The need to know </text:span><text:span text:style-name="T32">about the </text:span><text:span text:style-name="T38">traffic</text:span><text:span text:style-name="T32"> at a certain spot – how many people are using a certain hot-spot</text:span><text:span text:style-name="T34">s. </text:span><text:span text:style-name="T32">This would finally deem this Wi-Fi feature more of a burden than a blessing.</text:span></text:p>
        </text:list-item>
      </text:list>
      <text:p text:style-name="P30"/>
      <text:p text:style-name="P32">The Innovation</text:p>
      <text:p text:style-name="P4"><text:span text:style-name="T18">This is where </text:span><text:span text:style-name="T24">Ace</text:span><text:span text:style-name="T19">, </text:span><text:span text:style-name="T18">a proposed </text:span><text:span text:style-name="T20">I</text:span><text:span text:style-name="T21">ntegrated </text:span><text:span text:style-name="T20">W</text:span><text:span text:style-name="T18">eb </text:span><text:span text:style-name="T21">and </text:span><text:span text:style-name="T20">M</text:span><text:span text:style-name="T18">obile </text:span><text:span text:style-name="T20">H</text:span><text:span text:style-name="T18">ot-spot </text:span><text:span text:style-name="T20">F</text:span><text:span text:style-name="T18">inder</text:span><text:span text:style-name="T21"> </text:span><text:span text:style-name="T18">application, comes into play. </text:span><text:span text:style-name="T22">Ace will use </text:span><text:span text:style-name="T25">Global Position System Geospatial Technology</text:span><text:span text:style-name="T22"> in order to determine the precise coordinate location of the user as well as the Wi-Fi hot-spot.</text:span><text:span text:style-name="T40"> </text:span><text:span text:style-name="T18">Imagine an application that would solve all th</text:span><text:span text:style-name="T20">is</text:span><text:span text:style-name="T18"> hustle. </text:span></text:p>
      <text:p text:style-name="P6">An application that:</text:p>
      <text:list xml:id="list8605371805761764397" text:style-name="L2">
        <text:list-item>
          <text:p text:style-name="P25"><text:span text:style-name="T36">Spatially visualizes</text:span><text:span text:style-name="T33"> real time information about hot-spots on a map.</text:span></text:p>
        </text:list-item>
        <text:list-item>
          <text:p text:style-name="P25"><text:span text:style-name="T33">The </text:span><text:span text:style-name="T36">most suitable routes</text:span><text:span text:style-name="T33"> t</text:span><text:span text:style-name="T32">o </text:span><text:span text:style-name="T33">follow</text:span><text:span text:style-name="T32"> get to those spots </text:span><text:span text:style-name="T33">from current location(including distance and direction)</text:span><text:span text:style-name="T32">.</text:span></text:p>
        </text:list-item>
        <text:list-item>
          <text:p text:style-name="P25"><text:span text:style-name="T33">T</text:span><text:span text:style-name="T34">he </text:span><text:span text:style-name="T37">amount of human traffic</text:span><text:span text:style-name="T34"> in each hot-spot.</text:span></text:p>
        </text:list-item>
        <text:list-item>
          <text:p text:style-name="P25"><text:soft-page-break/><text:span text:style-name="T33">W</text:span><text:span text:style-name="T34">hether the location is</text:span><text:span text:style-name="T37"> accessible</text:span><text:span text:style-name="T34">, that is,closed or open .</text:span></text:p>
        </text:list-item>
        <text:list-item>
          <text:p text:style-name="P25"><text:span text:style-name="T33">T</text:span><text:span text:style-name="T34">he </text:span><text:span text:style-name="T37">exact </text:span><text:span text:style-name="T39">l</text:span><text:span text:style-name="T37">ocation</text:span><text:span text:style-name="T34"> of the hot-spot. </text:span></text:p>
        </text:list-item>
        <text:list-item>
          <text:p text:style-name="P27"><text:span text:style-name="T13">An application that will let you </text:span><text:span text:style-name="T26">share location</text:span><text:span text:style-name="T13"> of Wi-Fi <text:s/>hot-spots as well as leave </text:span><text:span text:style-name="T26">reviews and rating</text:span><text:span text:style-name="T13">s about these hot-spots.</text:span></text:p>
        </text:list-item>
      </text:list>
      <text:p text:style-name="P7"/>
      <text:p text:style-name="P3"><text:span text:style-name="T13">This would </text:span><text:span text:style-name="T26">save you time and even money </text:span><text:span text:style-name="T13">as </text:span><text:span text:style-name="T15">a user </text:span><text:span text:style-name="T13">would be at the right place at the right time. The added benefit of </text:span><text:span text:style-name="T16">reviews </text:span><text:span text:style-name="T15">and ratings</text:span><text:span text:style-name="T13"> from other users of the </text:span><text:span text:style-name="T27">Ace</text:span><text:span text:style-name="T17"> </text:span><text:span text:style-name="T13">help you find the right hot-spot.</text:span></text:p>
      <text:p text:style-name="P35"><text:span text:style-name="T28">While there are several precautions you'll want to take </text:span><text:span text:style-name="T30">before using a public </text:span><text:span text:style-name="T28">Wi-Fi </text:span><text:span text:style-name="T30"><text:s/>connection</text:span><text:span text:style-name="T1">,</text:span><text:span text:style-name="T28"> if you absolutely need to, this </text:span><text:span text:style-name="T29">proposed </text:span><text:span text:style-name="T28">app</text:span><text:span text:style-name="T29">lication</text:span><text:span text:style-name="T28"> can save you from having to drive/</text:span><text:span text:style-name="T31">walk</text:span><text:span text:style-name="T28"> around looking for a good connection. </text:span></text:p>
      <text:p text:style-name="P35"><text:span text:style-name="T28"/></text:p>
      <text:p text:style-name="P20"><text:span text:style-name="T48">Methodology of development</text:span></text:p>
      <text:p text:style-name="P14"><text:span text:style-name="T49">Field surveys will be conducted in order to locate as many Wi-Fi hot-spots as possible. Tools such as GPS Essentials will be used to collect images as well as accurate coordinates(latitude, longitude) of those hot-spots. </text:span></text:p>
      <text:p text:style-name="P23"><text:span text:style-name="T45">React Native,a framework for building native apps using React, will be used in the development of both Android and IOS application. On the web development side the </text:span><text:span text:style-name="T46">software requirements </text:span><text:span text:style-name="T45">used will be </text:span><text:span text:style-name="T47">M</text:span><text:span text:style-name="T45">ongoDB, </text:span><text:span text:style-name="T47">E</text:span><text:span text:style-name="T45">xpress, </text:span><text:span text:style-name="T47">A</text:span><text:span text:style-name="T45">ngular, </text:span><text:span text:style-name="T47">N</text:span><text:span text:style-name="T45">odejs (MEAN stack</text:span><text:span text:style-name="T41">).</text:span></text:p>
      <text:p text:style-name="P19">Proposed design of application</text:p>
      <text:p text:style-name="P17">Ace will be divided into two compone<text:span text:style-name="T55">n</text:span>ts, a mobile application and a web application. Both of th<text:span text:style-name="T55">e</text:span>s<text:span text:style-name="T55">e</text:span> components will be synchronous with each other hence any update made on the web application will automatically be reflected on the mobile application. Both components will be accessible to the target audience mentioned. The users will have no permission to add or remove a hot-spot. This will solely be the role of the <text:span text:style-name="T55">administrator</text:span>.</text:p>
      <text:p text:style-name="P19">Target users</text:p>
      <text:p text:style-name="P21"><text:span text:style-name="T43">The target audience for the proposed system will be students and lecturers as well as visitors. This group of people need the application the most and will reap the largest reward.</text:span></text:p>
      <text:p text:style-name="P22"><text:span text:style-name="T42">The user will be required to create an account within their first login if they value their privacy or continue as a guest and interact with the application’s functionality right away. The application will then go ahead to display a list of Wi-Fi hot-spots </text:span><text:span text:style-name="T44">spatially</text:span><text:span text:style-name="T42"> arranged from the nearest to the farthest from the user. The user will have the ability to view each hot-spot’s detail and a road map of how to get to it.</text:span></text:p>
      <text:p text:style-name="P22"><text:span text:style-name="T42"/></text:p>
      <text:p text:style-name="P22"><text:span text:style-name="T42"/></text:p>
      <text:p text:style-name="P22"><text:span text:style-name="T42"/></text:p>
      <text:p text:style-name="P19"><text:soft-page-break/>Benefits of <text:span text:style-name="T54">the proposed application</text:span></text:p>
      <text:p text:style-name="P18">Ace will play a key role in benefiting the users by:</text:p>
      <text:list xml:id="list8502077036555357828" text:style-name="L3">
        <text:list-item>
          <text:p text:style-name="P26"><text:span text:style-name="T36">Spatially visualizes</text:span><text:span text:style-name="T33"> real time information about hot-spots on a map.</text:span></text:p>
        </text:list-item>
        <text:list-item>
          <text:p text:style-name="P26"><text:span text:style-name="T35">Displaying t</text:span><text:span text:style-name="T33">he </text:span><text:span text:style-name="T36">most suitable routes</text:span><text:span text:style-name="T33"> t</text:span><text:span text:style-name="T32">o </text:span><text:span text:style-name="T33">follow</text:span><text:span text:style-name="T32"> get to those spots </text:span><text:span text:style-name="T33">from current location(including distance and direction)</text:span><text:span text:style-name="T32"> </text:span><text:span text:style-name="T35">hence save time.</text:span></text:p>
        </text:list-item>
        <text:list-item>
          <text:p text:style-name="P26"><text:span text:style-name="T35">Notifying t</text:span><text:span text:style-name="T34">he</text:span><text:span text:style-name="T35">user on the</text:span><text:span text:style-name="T34"> </text:span><text:span text:style-name="T37">amount of human traffic</text:span><text:span text:style-name="T34"> in each hot-spot.</text:span></text:p>
        </text:list-item>
        <text:list-item>
          <text:p text:style-name="P26"><text:span text:style-name="T35">Informing the user if </text:span><text:span text:style-name="T34">the location is</text:span><text:span text:style-name="T37"> accessible</text:span><text:span text:style-name="T34">, that is,closed or open </text:span><text:span text:style-name="T35">thereby ensuring the user is at the right place at the right time.</text:span></text:p>
        </text:list-item>
        <text:list-item>
          <text:p text:style-name="P26"><text:span text:style-name="T35">Giving t</text:span><text:span text:style-name="T34">he </text:span><text:span text:style-name="T37">exact </text:span><text:span text:style-name="T39">l</text:span><text:span text:style-name="T37">ocation</text:span><text:span text:style-name="T34"> of the hot-spot.</text:span></text:p>
        </text:list-item>
        <text:list-item>
          <text:p text:style-name="P29"><text:span text:style-name="T23">W</text:span><text:span text:style-name="T13">ill let </text:span><text:span text:style-name="T23">the user </text:span><text:span text:style-name="T26">share location</text:span><text:span text:style-name="T13"> of Wi-Fi <text:s/>hot-spots as well as leave </text:span><text:span text:style-name="T26">reviews and rating</text:span><text:span text:style-name="T13">s about these hot-spots.</text:span></text:p>
          <text:p text:style-name="P28"><text:span text:style-name="T13"/></text:p>
        </text:list-item>
      </text:list>
      <text:p text:style-name="P19">Budget</text:p>
      <table:table table:name="Budget" table:style-name="Budget">
        <table:table-column table:style-name="Budget.A"/>
        <table:table-column table:style-name="Budget.B" table:number-columns-repeated="2"/>
        <table:table-column table:style-name="Budget.A"/>
        <table:table-row>
          <table:table-cell table:style-name="Budget.A1" office:value-type="string">
            <text:p text:style-name="P10"><text:span text:style-name="T52">Project Stages</text:span></text:p>
            <text:p text:style-name="P10"/>
          </table:table-cell>
          <table:table-cell table:style-name="Budget.A1" office:value-type="string">
            <text:p text:style-name="P37"/>
          </table:table-cell>
          <table:table-cell table:style-name="Budget.A1" office:value-type="string">
            <text:p text:style-name="P11"><text:span text:style-name="T50">Percentage of </text:span><text:span text:style-name="T53">Overall Budget</text:span></text:p>
            <text:p text:style-name="P11"/>
          </table:table-cell>
          <table:table-cell table:style-name="Budget.D1" office:value-type="string">
            <text:p text:style-name="P11"><text:span text:style-name="T50">Cost </text:span><text:span text:style-name="T53">Breakdown (Ksh)</text:span></text:p>
          </table:table-cell>
        </table:table-row>
        <table:table-row>
          <table:table-cell table:style-name="Budget.A2" office:value-type="string">
            <text:p text:style-name="P9"><text:span text:style-name="T50">Planning &amp; Documentation</text:span></text:p>
            <text:p text:style-name="P9"/>
          </table:table-cell>
          <table:table-cell table:style-name="Budget.B2" office:value-type="string">
            <text:p text:style-name="P38">Development</text:p>
          </table:table-cell>
          <table:table-cell table:style-name="Budget.A2" office:value-type="string">
            <text:p text:style-name="P40">12.5%</text:p>
          </table:table-cell>
          <table:table-cell table:style-name="Budget.D2" office:value-type="string">
            <text:p text:style-name="P40">Ksh50,000</text:p>
          </table:table-cell>
        </table:table-row>
        <table:table-row>
          <table:table-cell table:style-name="Budget.A2" office:value-type="string">
            <text:p text:style-name="P9"><text:span text:style-name="T50">Development</text:span></text:p>
            <text:p text:style-name="P9"/>
          </table:table-cell>
          <table:table-cell table:style-name="Budget.B2" office:value-type="string">
            <text:p text:style-name="P37"/>
          </table:table-cell>
          <table:table-cell table:style-name="Budget.A2" office:value-type="string">
            <text:p text:style-name="P40">15%</text:p>
          </table:table-cell>
          <table:table-cell table:style-name="Budget.D3" office:value-type="string">
            <text:p text:style-name="P40">Ksh60,000</text:p>
          </table:table-cell>
        </table:table-row>
        <table:table-row table:style-name="Budget.4">
          <table:table-cell table:style-name="Budget.A2" office:value-type="string">
            <text:p text:style-name="P9"><text:span text:style-name="T50">Testing </text:span><text:span text:style-name="T51">and deployment</text:span></text:p>
          </table:table-cell>
          <table:table-cell table:style-name="Budget.B2" office:value-type="string">
            <text:p text:style-name="P37"/>
          </table:table-cell>
          <table:table-cell table:style-name="Budget.A2" office:value-type="string">
            <text:p text:style-name="P40">20%</text:p>
          </table:table-cell>
          <table:table-cell table:style-name="Budget.D4" office:value-type="string">
            <text:p text:style-name="P40">Ksh80,000</text:p>
          </table:table-cell>
        </table:table-row>
        <table:table-row>
          <table:table-cell table:style-name="Budget.A2" office:value-type="string">
            <text:p text:style-name="P9"><text:span text:style-name="T50">Scope Changes</text:span></text:p>
          </table:table-cell>
          <table:table-cell table:style-name="Budget.B2" office:value-type="string">
            <text:p text:style-name="P37"/>
          </table:table-cell>
          <table:table-cell table:style-name="Budget.A2" office:value-type="string">
            <text:p text:style-name="P40">10%</text:p>
          </table:table-cell>
          <table:table-cell table:style-name="Budget.D5" office:value-type="string">
            <text:p text:style-name="P40">Ksh40,000</text:p>
          </table:table-cell>
        </table:table-row>
        <table:table-row>
          <table:table-cell table:style-name="Budget.A2" office:value-type="string">
            <text:p text:style-name="P9"><text:span text:style-name="T51">Application </text:span><text:span text:style-name="T50">Management</text:span></text:p>
          </table:table-cell>
          <table:table-cell table:style-name="Budget.B2" office:value-type="string">
            <text:p text:style-name="P37"/>
          </table:table-cell>
          <table:table-cell table:style-name="Budget.A2" office:value-type="string">
            <text:p text:style-name="P40">10%</text:p>
          </table:table-cell>
          <table:table-cell table:style-name="Budget.D6" office:value-type="string">
            <text:p text:style-name="P40">Ksh40,000</text:p>
          </table:table-cell>
        </table:table-row>
        <table:table-row>
          <table:table-cell table:style-name="Budget.A2" office:value-type="string">
            <text:p text:style-name="P9"><text:span text:style-name="T50">Server </text:span><text:span text:style-name="T51">and hosting</text:span></text:p>
            <text:p text:style-name="P9"/>
          </table:table-cell>
          <table:table-cell table:style-name="Budget.B2" office:value-type="string">
            <text:p text:style-name="P37"/>
          </table:table-cell>
          <table:table-cell table:style-name="Budget.A2" office:value-type="string">
            <text:p text:style-name="P40">2.5%</text:p>
          </table:table-cell>
          <table:table-cell table:style-name="Budget.D7" office:value-type="string">
            <text:p text:style-name="P40">Ksh10,000</text:p>
          </table:table-cell>
        </table:table-row>
        <table:table-row>
          <table:table-cell table:style-name="Budget.A2" office:value-type="string">
            <text:p text:style-name="P9"><text:span text:style-name="T50">First Phase Marketing </text:span></text:p>
            <text:p text:style-name="P9"/>
          </table:table-cell>
          <table:table-cell table:style-name="Budget.B8" office:value-type="string">
            <text:p text:style-name="P39">Marketing</text:p>
          </table:table-cell>
          <table:table-cell table:style-name="Budget.C8" office:value-type="string">
            <text:p text:style-name="P41">30%</text:p>
          </table:table-cell>
          <table:table-cell table:style-name="Budget.D8" office:value-type="string">
            <text:p text:style-name="P40">Ksh120,000</text:p>
          </table:table-cell>
        </table:table-row>
        <table:table-row>
          <table:table-cell table:style-name="Budget.A2" office:value-type="string">
            <text:p text:style-name="P12">TOTAL</text:p>
          </table:table-cell>
          <table:table-cell table:style-name="Budget.C8" office:value-type="string">
            <text:p text:style-name="P39"/>
          </table:table-cell>
          <table:table-cell table:style-name="Budget.C8" office:value-type="string">
            <text:p text:style-name="P43">100%</text:p>
          </table:table-cell>
          <table:table-cell table:style-name="Budget.D9" office:value-type="string">
            <text:p text:style-name="P42">Ksh400,000</text:p>
          </table:table-cell>
        </table:table-row>
      </table:table>
      <text:p text:style-name="P8"/>
      <text:p text:style-name="P13">References</text:p>
      <text:p text:style-name="P15">User location | Web Fundamentals | Google Developers</text:p>
      <text:p text:style-name="P15"><text:a xlink:type="simple" xlink:href="https://developers.google.com/web/fundamentals/native-hardware/user-location/" text:style-name="Internet_20_link" text:visited-style-name="Visited_20_Internet_20_Link">https://developers.google.com/web/fundamentals/native-hardware/user-location/</text:a></text:p>
      <text:p text:style-name="P16">Wi-Fi Hot-spots meaning </text:p>
      <text:p text:style-name="P16">https://www.webopedia.com/TERM/W/Wi_Fi.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1" svg:font-family="'Open Sans', 'Helvetica Neue', Helvetica, sans-serif"/>
    <style:font-face style:name="Open Sans" svg:font-family="'Open Sans', sans-serif"/>
    <style:font-face style:name="arial" svg:font-family="arial, sans-serif"/>
    <style:font-face style:name="FreeSans2" svg:font-family="FreeSans" style:font-family-generic="swiss"/>
    <style:font-face style:name="Ubuntu" svg:font-family="Ubuntu"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2:28:03.406292004</meta:creation-date>
    <dc:date>2018-03-22T10:21:40.523505475</dc:date>
    <meta:editing-duration>PT24M42S</meta:editing-duration>
    <meta:editing-cycles>4</meta:editing-cycles>
    <meta:generator>LibreOffice/5.1.6.2$Linux_X86_64 LibreOffice_project/10m0$Build-2</meta:generator>
    <meta:document-statistic meta:table-count="1" meta:image-count="0" meta:object-count="0" meta:page-count="3" meta:paragraph-count="73" meta:word-count="891" meta:character-count="5466" meta:non-whitespace-character-count="4648"/>
  </office:meta>
</office:document-meta>
</file>